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svg:font-family="Inter"/>
    <style:font-face style:name="courier new" svg:font-family="'courier new', courier"/>
    <style:font-face style:name="inherit" svg:font-family="inherit"/>
    <style:font-face style:name="FreeSans1" svg:font-family="FreeSans" style:font-family-generic="swiss"/>
    <style:font-face style:name="Cantarell" svg:font-family="Cantarell" style:font-pitch="variable"/>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imbus Sans1" svg:font-family="'Nimbus Sans'"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fo:font-variant="normal" fo:text-transform="none" fo:color="#656565" loext:opacity="100%" style:font-name="Inter" fo:font-size="13.1000003814697pt" fo:letter-spacing="normal" fo:font-style="normal" fo:font-weight="normal"/>
    </style:style>
    <style:style style:name="P2" style:family="paragraph" style:parent-style-name="Standard">
      <style:paragraph-properties fo:margin-left="0in" fo:margin-right="0in" fo:orphans="2" fo:widows="2" fo:text-indent="0in" style:auto-text-indent="false"/>
      <style:text-properties fo:font-variant="normal" fo:text-transform="none" fo:color="#656565" loext:opacity="100%" style:font-name="Inter" fo:font-size="13.1000003814697pt" fo:letter-spacing="normal" fo:font-style="normal" fo:font-weight="normal" fo:background-color="#ffff00"/>
    </style:style>
    <style:style style:name="P3" style:family="paragraph" style:parent-style-name="Standard">
      <style:paragraph-properties fo:margin-left="0in" fo:margin-right="0in" fo:orphans="2" fo:widows="2" fo:text-indent="0in" style:auto-text-indent="false"/>
      <style:text-properties fo:font-variant="normal" fo:text-transform="none" fo:color="#000000" loext:opacity="100%" style:font-name="Inter" fo:font-size="12pt" fo:letter-spacing="normal" fo:font-style="normal" fo:font-weight="normal" style:font-size-asian="12pt" style:font-size-complex="12pt"/>
    </style:style>
    <style:style style:name="P4" style:family="paragraph" style:parent-style-name="Standard">
      <style:paragraph-properties fo:margin-left="0in" fo:margin-right="0in" fo:orphans="2" fo:widows="2" fo:text-indent="0in" style:auto-text-indent="false"/>
      <style:text-properties fo:font-variant="normal" fo:text-transform="none" fo:color="#000000" loext:opacity="100%" style:font-name="Inter" fo:font-size="13.1000003814697pt" fo:letter-spacing="normal" fo:font-style="normal" fo:font-weight="normal"/>
    </style:style>
    <style:style style:name="P5" style:family="paragraph" style:parent-style-name="Text_20_body">
      <style:paragraph-properties fo:margin-left="0in" fo:margin-right="0in" fo:margin-top="0in" fo:margin-bottom="0in" style:contextual-spacing="false" fo:text-indent="0in" style:auto-text-indent="false"/>
    </style:style>
    <style:style style:name="P6" style:family="paragraph" style:parent-style-name="Text_20_body">
      <style:paragraph-properties fo:margin-left="0in" fo:margin-right="0in" fo:margin-top="0in" fo:margin-bottom="0in" style:contextual-spacing="false" fo:orphans="2" fo:widows="2" fo:text-indent="0in" style:auto-text-indent="false"/>
      <style:text-properties loext:padding="0in" loext:border="none"/>
    </style:style>
    <style:style style:name="P7" style:family="paragraph" style:parent-style-name="Text_20_body">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656565" loext:opacity="100%" style:font-name="Cantarell" fo:font-size="12pt" fo:letter-spacing="normal" fo:font-style="normal" fo:font-weight="normal" style:font-size-asian="12pt" style:font-size-complex="12pt"/>
    </style:style>
    <style:style style:name="P8" style:family="paragraph" style:parent-style-name="Text_20_body">
      <style:paragraph-properties fo:margin-left="0in" fo:margin-right="0in" fo:margin-top="0in" fo:margin-bottom="0in" style:contextual-spacing="false" fo:line-height="145%" fo:orphans="2" fo:widows="2" fo:text-indent="0in" style:auto-text-indent="false" fo:padding="0in" fo:border="none"/>
    </style:style>
    <style:style style:name="P9" style:family="paragraph" style:parent-style-name="Text_20_body">
      <style:paragraph-properties fo:margin-left="0in" fo:margin-right="0in" fo:margin-top="0in" fo:margin-bottom="0in" style:contextual-spacing="false" fo:line-height="145%" fo:text-indent="0in" style:auto-text-indent="false" fo:padding="0in" fo:border="none"/>
      <style:text-properties style:font-name="inherit" fo:font-weight="normal" loext:padding="0in" loext:border="none"/>
    </style:style>
    <style:style style:name="P10" style:family="paragraph" style:parent-style-name="Text_20_body">
      <style:paragraph-properties fo:margin-left="0in" fo:margin-right="0in" fo:margin-top="0in" fo:margin-bottom="0in" style:contextual-spacing="false" fo:line-height="145%" fo:text-indent="0in" style:auto-text-indent="false" fo:padding="0in" fo:border="none"/>
      <style:text-properties fo:color="#656565" loext:opacity="100%" style:font-name="inherit" fo:font-weight="normal" loext:padding="0in" loext:border="none"/>
    </style:style>
    <style:style style:name="T1" style:family="text">
      <style:text-properties fo:font-weight="bold" style:font-weight-asian="bold" style:font-weight-complex="bold"/>
    </style:style>
    <style:style style:name="T2" style:family="text">
      <style:text-properties fo:font-weight="bold" fo:background-color="#ffff00" loext:char-shading-value="0" style:font-weight-asian="bold" style:font-weight-complex="bold"/>
    </style:style>
    <style:style style:name="T3" style:family="text">
      <style:text-properties fo:font-weight="bold" fo:background-color="#ffff00" loext:char-shading-value="0" style:font-weight-asian="bold" style:font-weight-complex="bold"/>
    </style:style>
    <style:style style:name="T4" style:family="text">
      <style:text-properties fo:font-variant="normal" fo:text-transform="none" fo:color="#656565" loext:opacity="100%" style:font-name="Cantarell" fo:font-size="12pt" fo:letter-spacing="normal" fo:font-style="normal" fo:font-weight="normal" style:font-size-asian="12pt" style:font-size-complex="12pt"/>
    </style:style>
    <style:style style:name="T5" style:family="text">
      <style:text-properties fo:font-variant="normal" fo:text-transform="none" fo:color="#656565" loext:opacity="100%" style:font-name="Cantarell" fo:font-size="12pt" fo:letter-spacing="normal" fo:font-style="normal" fo:font-weight="bold" style:font-size-asian="12pt" style:font-size-complex="12pt"/>
    </style:style>
    <style:style style:name="T6" style:family="text">
      <style:text-properties loext:padding="0in" loext:border="none"/>
    </style:style>
    <style:style style:name="T7" style:family="text">
      <style:text-properties fo:background-color="#ffff00" loext:char-shading-value="0"/>
    </style:style>
    <style:style style:name="T8" style:family="text">
      <style:text-properties fo:background-color="#ffff00" loext:char-shading-value="0"/>
    </style:style>
    <style:style style:name="fr1" style:family="graphic" style:parent-style-name="Frame">
      <style:graphic-properties fo:margin-left="0in" fo:margin-right="0in" fo:margin-top="0in" fo:margin-bottom="0.2272in" style:wrap="run-through" style:number-wrapped-paragraphs="no-limit" style:vertical-pos="top" style:vertical-rel="char" style:horizontal-pos="left" style:horizontal-rel="char" fo:padding="0in" fo:border="none"/>
    </style:style>
    <style:style style:name="fr2"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tab/><text:tab/>Secrets</text:p>
      <text:p text:style-name="Standard"/>
      <text:p text:style-name="P7">A secret is not encrypted by default, only base64-encoded. You can see the encoded string inside the secret with kubectl. The secret will be decoded and be presented as a string saved to a file. The file can be used as an environmental variable or in a new directory, similar to the presentation of a volume.</text:p>
      <text:p text:style-name="P8"><text:span text:style-name="T4">In order to encrypt secrets, you must create an </text:span><text:span text:style-name="Strong_20_Emphasis"><text:span text:style-name="T5">EncryptionConfiguration</text:span></text:span><text:span text:style-name="T4"> object with a key and proper identity. Then, the kube-apiserver needs the </text:span><text:span text:style-name="Strong_20_Emphasis"><text:span text:style-name="T5">--encryption-provider-config</text:span></text:span><text:span text:style-name="T4"> flag set to a previously configured provider, such as aescbc or ksm. Once this is enabled, you need to recreate every secret, as they are encrypted upon write. Multiple keys are possible. Each key for a provider is tried during decryption. The first key of the first provider is used for encryption. To rotate keys, first create a new key, restart (all) kube-apiserver processes, then recreate every secret.</text:span></text:p>
      <text:p text:style-name="Standard"/>
      <text:p text:style-name="Standard">// create a secret encoded base64 string</text:p>
      <text:p text:style-name="P3">jerome@master:~/LFD259/SOLUTIONS/s_05/try$ <text:span text:style-name="T1">echo LFTr@1n | base64</text:span></text:p>
      <text:p text:style-name="P3">TEZUckAxbgo=</text:p>
      <text:p text:style-name="P4"/>
      <text:p text:style-name="P4">// create a secret object</text:p>
      <text:p text:style-name="P3">jerome@master:~/LFD259/SOLUTIONS/s_05/try/secret$ <text:span text:style-name="T1">cat secret.yaml</text:span></text:p>
      <text:p text:style-name="P3">apiVersion: v1</text:p>
      <text:p text:style-name="P3">kind: Secret</text:p>
      <text:p text:style-name="P3">metadata: </text:p>
      <text:p text:style-name="P3"><text:s text:c="2"/>name: LF-secret</text:p>
      <text:p text:style-name="P3">data:</text:p>
      <text:p text:style-name="P3"><text:s text:c="2"/>password: TEZUckAxbgo=</text:p>
      <text:p text:style-name="P1"/>
      <text:p text:style-name="P1">Prior to Kubernetes v1.18 secrets (and configMaps) were automatically updated. This could lead to issues. If a configuration was updated and a Pod restarted,​​​​​​​ it may be configured differently than other replicas. In newer versions these objects can be made immutable.</text:p>
      <text:p text:style-name="P1"/>
      <text:p text:style-name="P1"><draw:frame draw:style-name="fr2" draw:name="Frame1" text:anchor-type="paragraph" svg:width="10.7047in" draw:z-index="0"><draw:text-box fo:min-height="0.0161in"><text:section text:style-name="Sect1" text:name="ember5718"><text:p text:style-name="P5"/><text:section text:style-name="Sect1" text:name="ember5720"><text:p text:style-name="P9">There is no limit to the number of Secrets used, but there is a 1MB limit to their size. Each secret occupies memory, along with other API objects, so very large numbers of secrets could deplete memory on a host.</text:p><text:p text:style-name="P10">They are stored in the tmpfs storage on the host node, and are only sent to the host running Pod. All volumes requested by a Pod must be mounted before the containers within the Pod are started. So, a secret must exist prior to being requested.</text:p></text:section></text:section></draw:text-box></draw:frame></text:p>
      <text:p text:style-name="Standard"><draw:frame draw:style-name="fr1" draw:name="Frame2" text:anchor-type="char" svg:width="10.7272in" draw:z-index="1"><draw:text-box fo:min-height="0.0161in"><text:p text:style-name="P6"/></draw:text-box></draw:frame><text:soft-page-break/></text:p>
      <text:p text:style-name="P1"/>
      <text:p text:style-name="P1">================== ex, create my secret ======================</text:p>
      <text:p text:style-name="P1"/>
      <text:p text:style-name="P1">// create the secret as encoded base64 string</text:p>
      <text:p text:style-name="P1">jerome@master:~/LFD259/SOLUTIONS/s_05/try/secret$ <text:span text:style-name="T1">echo mysqlsecret | base64</text:span></text:p>
      <text:p text:style-name="P1">bXlzcWxzZWNyZXQK</text:p>
      <text:p text:style-name="P1"/>
      <text:p text:style-name="P1">// create a secret file </text:p>
      <text:p text:style-name="P1">jerome@master:~/LFD259/SOLUTIONS/s_05/try/secret$ <text:span text:style-name="T1">cat secret.yaml </text:span></text:p>
      <text:p text:style-name="P1">apiVersion: v1</text:p>
      <text:p text:style-name="P1">kind: Secret</text:p>
      <text:p text:style-name="P1">metadata: </text:p>
      <text:p text:style-name="P1">name: mysqlsecret</text:p>
      <text:p text:style-name="P1">data:</text:p>
      <text:p text:style-name="P1"><text:s text:c="2"/>password: bXlzcWxzZWNyZXQK</text:p>
      <text:p text:style-name="P1"/>
      <text:p text:style-name="P1">// create the pod using the secret</text:p>
      <text:p text:style-name="P1">jerome@master:~/LFD259/SOLUTIONS/s_05/try/secret$ <text:span text:style-name="T1">cat podusingsecret.yaml </text:span></text:p>
      <text:p text:style-name="P1">apiVersion: v1</text:p>
      <text:p text:style-name="P1">kind: Pod</text:p>
      <text:p text:style-name="P1">metadata:</text:p>
      <text:p text:style-name="P1"><text:s text:c="2"/>name: counter</text:p>
      <text:p text:style-name="P1">spec:</text:p>
      <text:p text:style-name="P1"><text:s text:c="2"/>containers:</text:p>
      <text:p text:style-name="P1"><text:s text:c="2"/>- image: busybox</text:p>
      <text:p text:style-name="P1"><text:s text:c="4"/>command:</text:p>
      <text:p text:style-name="P1"><text:s text:c="4"/>- sleep</text:p>
      <text:p text:style-name="P1"><text:s text:c="4"/>- "3600"</text:p>
      <text:p text:style-name="P1"><text:s text:c="4"/>volumeMounts:</text:p>
      <text:p text:style-name="P1"><text:s text:c="4"/>- mountPath: /mysqlpassword</text:p>
      <text:p text:style-name="P1"><text:s text:c="6"/>name: mysql</text:p>
      <text:p text:style-name="P1"><text:s text:c="4"/>name: busy</text:p>
      <text:p text:style-name="P1"><text:s text:c="2"/>volumes:</text:p>
      <text:p text:style-name="P1"><text:s text:c="2"/>- name: mysql</text:p>
      <text:p text:style-name="P1"><text:s text:c="4"/>secret:</text:p>
      <text:p text:style-name="P1"><text:s text:c="6"/>secretName: mysqlsecret</text:p>
      <text:p text:style-name="P1"/>
      <text:p text:style-name="P1">// start the secret yaml first then the pod (maybe not significant but look like better)</text:p>
      <text:p text:style-name="P1">jerome@master:~/LFD259/SOLUTIONS/s_05/try/secret$ <text:span text:style-name="T1">$k apply -f secret.yaml </text:span></text:p>
      <text:p text:style-name="P1">secret/mysqlsecret created</text:p>
      <text:p text:style-name="P1"><text:soft-page-break/>jerome@master:~/LFD259/SOLUTIONS/s_05/try/secret$ <text:span text:style-name="T1">$k apply -f podusingsecret.yaml </text:span></text:p>
      <text:p text:style-name="P1">pod/counter created</text:p>
      <text:p text:style-name="P1"/>
      <text:p text:style-name="P1">jerome@master:~/LFD259/SOLUTIONS/s_05/try/secret$<text:span text:style-name="T1"> $k get po,secret</text:span></text:p>
      <text:p text:style-name="P1">NAME <text:s text:c="9"/>READY <text:s text:c="2"/>STATUS <text:s text:c="3"/>RESTARTS <text:s text:c="2"/>AGE</text:p>
      <text:p text:style-name="P1">pod/<text:span text:style-name="T8">counter</text:span> <text:s text:c="2"/>1/1 <text:s text:c="4"/>Running <text:s text:c="2"/>0 <text:s text:c="9"/>14s</text:p>
      <text:p text:style-name="P1"/>
      <text:p text:style-name="P1">NAME <text:s text:c="24"/>TYPE <text:s text:c="33"/>DATA <text:s text:c="2"/>AGE</text:p>
      <text:p text:style-name="P1">secret/default-token-s4mkn <text:s text:c="2"/>kubernetes.io/service-account-token <text:s text:c="2"/>3 <text:s text:c="5"/>34d</text:p>
      <text:p text:style-name="P1">secret/mysqlsecret <text:s text:c="10"/>Opaque <text:s text:c="31"/>1 <text:s text:c="5"/>29s</text:p>
      <text:p text:style-name="P1"/>
      <text:p text:style-name="P1">jerome@master:~/LFD259/SOLUTIONS/s_05/try/secret$ <text:span text:style-name="T1">$k exec -ti </text:span><text:span text:style-name="T3">counter</text:span><text:span text:style-name="T1"> -- sh</text:span></text:p>
      <text:p text:style-name="P1">/ # ls</text:p>
      <text:p text:style-name="P1">bin <text:s text:c="11"/>etc <text:s text:c="11"/>mysqlpassword <text:s/>root <text:s text:c="10"/>tmp <text:s text:c="11"/>var</text:p>
      <text:p text:style-name="P1">dev <text:s text:c="11"/>home <text:s text:c="10"/>proc <text:s text:c="10"/>sys <text:s text:c="11"/>usr</text:p>
      <text:p text:style-name="P1"/>
      <text:p text:style-name="P1">jerome@master:~/LFD259/SOLUTIONS/s_05/try/secret$ <text:span text:style-name="T1">$k exec -ti </text:span><text:span text:style-name="T3">counter</text:span><text:span text:style-name="T1"> -- cat /mysqlpassword/password</text:span></text:p>
      <text:p text:style-name="P2">mysqlsecret</text:p>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svg:font-family="Inter"/>
    <style:font-face style:name="courier new" svg:font-family="'courier new', courier"/>
    <style:font-face style:name="inherit" svg:font-family="inherit"/>
    <style:font-face style:name="FreeSans1" svg:font-family="FreeSans" style:font-family-generic="swiss"/>
    <style:font-face style:name="Cantarell" svg:font-family="Cantarell" style:font-pitch="variable"/>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imbus Sans1"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fo:font-size="12pt" fo:language="en" fo:country="US" style:letter-kerning="true" style:font-name-asian="Nimbus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8T15:36:40.023221861</meta:creation-date>
    <dc:date>2021-02-18T17:37:29.379250777</dc:date>
    <meta:editing-duration>PT50M28S</meta:editing-duration>
    <meta:editing-cycles>3</meta:editing-cycles>
    <meta:generator>LibreOffice/7.1.0.3$Linux_X86_64 LibreOffice_project/10$Build-3</meta:generator>
    <meta:document-statistic meta:table-count="0" meta:image-count="0" meta:object-count="0" meta:page-count="3" meta:paragraph-count="66" meta:word-count="456" meta:character-count="3675" meta:non-whitespace-character-count="2868"/>
  </office:meta>
</office:document-meta>
</file>